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134.5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1.06pt"/>
    </style:style>
    <style:style style:name="co6" style:family="table-column">
      <style:table-column-properties fo:break-before="auto" style:column-width="119.91pt"/>
    </style:style>
    <style:style style:name="co7" style:family="table-column">
      <style:table-column-properties fo:break-before="auto" style:column-width="50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0" table:default-cell-style-name="ce1"/>
        <table:table-row table:style-name="ro1">
          <table:table-cell table:style-name="Default"/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12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-7771-ND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bl6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1-10.0KCRCT-ND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587-3391-1-ND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652-SA-01-CT-ND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P2050-330E/SL-ND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SB36VTE-17CT-ND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put-pull-up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N4148W-FDICT-ND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11-10.0KCRCT-ND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6-7771-ND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RSB36VTE-17CT-ND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pic16f1829lin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N4148W-FDICT-N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78-9048-1-N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90-8046-1-N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IC16F1829LIN-I/SS-N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RSB36VTE-17CT-N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WM13455-ND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witch-highside-1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1-10.0KCRCT-N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11-100CRCT-ND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11-4.22KCRCT-ND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6-7771-ND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UIPS7111STRLCT-ND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DMN5L06KDICT-ND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switch-lowside-6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0-1414-1-ND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11-150CRCT-ND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6-7771-ND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NCV8405ASTT1GOSCT-ND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Default"/>
          <table:table-cell table:number-columns-repeated="1021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number-columns-repeated="2"/>
          <table:table-cell table:style-name="Default"/>
          <table:table-cell table:number-columns-repeated="1020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0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1020"/>
        </table:table-row>
        <table:table-row table:style-name="ro1" table:number-rows-repeated="104852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490-8046-1-ND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478-5230-1-ND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SB36V</text:p>
          </table:table-cell>
          <table:table-cell office:value-type="string" calcext:value-type="string">
            <text:p>RSB36VTE-17CT-ND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4148W-7-F</text:p>
          </table:table-cell>
          <table:table-cell office:value-type="string" calcext:value-type="string">
            <text:p>1N4148W-FDICT-ND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MOLEX-22-28-6050</text:p>
          </table:table-cell>
          <table:table-cell office:value-type="string" calcext:value-type="string">
            <text:p>WM13455-ND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PIC16F1829LIN</text:p>
          </table:table-cell>
          <table:table-cell office:value-type="string" calcext:value-type="string">
            <text:p>PIC16F1829LIN-I/SS-ND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interf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interface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36:Sheet1.B5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20:48:19.932320061</meta:creation-date>
    <dc:date>2018-03-19T22:32:29.941540959</dc:date>
    <meta:editing-duration>PT42M32S</meta:editing-duration>
    <meta:editing-cycles>8</meta:editing-cycles>
    <meta:generator>LibreOffice/5.1.6.2$Linux_X86_64 LibreOffice_project/10m0$Build-2</meta:generator>
    <meta:document-statistic meta:table-count="2" meta:cell-count="92" meta:object-count="0"/>
  </office:meta>
</office:document-meta>
</file>